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SUFFERINGS (26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SUFFERINGS (26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twofold warnings (26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twofold warnings (26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will deliver us if we repent of our evil (26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will destroy us and the Temple if we refuse (26:4-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SUFFERINGS (26:1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twofold warnings (26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enemies' wrath (26:7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enemies' wrath (26:7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o they are (26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they want (26: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JEREMIAH'S SUFFERINGS (26:1-2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twofold warnings (26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enemies' wrath (26:7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witnesses (26:1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witnesses (26:12-24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rophet himself (26:12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ertain political officials and other people (26: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A number of wise old men (26:17-2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 number of wise old men (26:17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Micah's example (26:17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Uriah's example (26:20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witnesses (26:12-24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phet himself (26:12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Certain political officials and other people (26:1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A number of wise old men (26:17-2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oyal secretary, Ahikam, son of Shaphan (26: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REMIAH'S SUFFERINGS (26:1-24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is twofold warnings (26:1-6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enemies' wrath (26:7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witnesses (26:12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26-28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REMIAH'S SUFFERINGS (26:1-2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REMIAH'S SYMBOL (27:1-28: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JEREMIAH'S SYMBOL (27:1-28:17)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His object lesson (27:1-22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is object lesson (27:1-22)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What it is (27:1-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What it means (27:3-22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What it means (27:3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certain nations it symbolizes destruction (27:3-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o the chosen nation (Judah), it symbolizes either life or destruction (27:12-2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His object lesson (27:1-22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What it is (27:1-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What it means (27:3-22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EREMIAH'S SYMBOL (27:1-28:17)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His object lesson (27:1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His opposition (28:1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-title-Title-Slide" presentation:presentation-page-layout-name="Master1-PPL1" draw:id="Slide-272">
        <draw:frame draw:id="id115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His opposition (28:1-17):<text:s text:c="1"/></text:span><text:span text:style-name="a672" text:class-names=""/></text:p>
          </draw:text-box>
          <svg:title/>
          <svg:desc/>
        </draw:frame>
        <draw:frame draw:id="id116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Hananiah's deceit (28:1-9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Hananiah's deceit (28:1-9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Hananiah (28:1-4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eremiah (28:5-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His opposition (28:1-17):<text:s text:c="1"/>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Hananiah's deceit (28:1-9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ananiah's defiance (28:10-1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naniah's doom (28:12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2-tx-Title-and-Text" presentation:presentation-page-layout-name="Master1-PPL12" draw:id="Slide-275">
        <draw:frame draw:id="id121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REMIAH'S SYMBOL (27:1-28:17)<text:s text:c="1"/></text:span><text:span text:style-name="a715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is object lesson (27:1-22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is opposition (28:1-1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JEREMIAH 26-28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JEREMIAH'S SUFFERINGS (26: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JEREMIAH'S SYMBOL (27:1-28:17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6-28 </dc:title>
    <meta:initial-creator>David STRICKLAND</meta:initial-creator>
    <dc:creator>David STRICKLAND</dc:creator>
    <meta:creation-date>2020-02-22T19:28:27Z</meta:creation-date>
    <dc:date>2020-02-22T19:28:27Z</dc:date>
    <meta:template xlink:href="BibleStudy" xlink:type="simple"/>
    <meta:editing-cycles>1</meta:editing-cycles>
    <meta:editing-duration>PT0S</meta:editing-duration>
    <meta:document-statistic meta:paragraph-count="65" meta:word-count="449"/>
  </office:meta>
</office:document-meta>
</file>